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>
            <text:p>Progress</text:p>
          </table:table-cell>
          <table:table-cell table:style-name="ce1" office:value-type="string">
            <text:p>Deadline</text:p>
          </table:table-cell>
        </table:table-row>
        <table:table-row table:style-name="ro1">
          <table:table-cell office:value-type="string">
            <text:p>Inception</text:p>
          </table:table-cell>
          <table:table-cell office:value-type="date" office:date-value="2010-02-24">
            <text:p>02/24/10</text:p>
          </table:table-cell>
        </table:table-row>
        <table:table-row table:style-name="ro1">
          <table:table-cell office:value-type="string">
            <text:p>Iteration #2</text:p>
          </table:table-cell>
          <table:table-cell office:value-type="date" office:date-value="2010-03-17">
            <text:p>03/17/10</text:p>
          </table:table-cell>
        </table:table-row>
        <table:table-row table:style-name="ro1">
          <table:table-cell office:value-type="string">
            <text:p>Iteration #3</text:p>
          </table:table-cell>
          <table:table-cell office:value-type="date" office:date-value="2010-03-24">
            <text:p>03/24/10</text:p>
          </table:table-cell>
        </table:table-row>
        <table:table-row table:style-name="ro1">
          <table:table-cell office:value-type="string">
            <text:p>Iteration #4</text:p>
          </table:table-cell>
          <table:table-cell office:value-type="date" office:date-value="2010-04-07">
            <text:p>04/07/10</text:p>
          </table:table-cell>
        </table:table-row>
        <table:table-row table:style-name="ro1">
          <table:table-cell office:value-type="string">
            <text:p>Iteration #5</text:p>
          </table:table-cell>
          <table:table-cell office:value-type="date" office:date-value="2010-04-21">
            <text:p>04/21/10</text:p>
          </table:table-cell>
        </table:table-row>
        <table:table-row table:style-name="ro1">
          <table:table-cell office:value-type="string">
            <text:p>Final Release</text:p>
          </table:table-cell>
          <table:table-cell office:value-type="date" office:date-value="2010-05-04">
            <text:p>05/04/1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14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zyzewski</meta:initial-creator>
    <meta:creation-date>2010-02-16T13:15:30.44</meta:creation-date>
    <dc:date>2010-02-16T14:12:58.74</dc:date>
    <dc:creator>Christopher Czyzewski</dc:creator>
    <meta:editing-duration>PT00H42M27S</meta:editing-duration>
    <meta:editing-cycles>1</meta:editing-cycles>
    <meta:document-statistic meta:table-count="3" meta:cell-count="14" meta:object-count="0"/>
    <meta:generator>OpenOffice.org/3.1$Win32 OpenOffice.org_project/310m19$Build-9420</meta:generator>
  </office:meta>
</office:document-meta>
</file>